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c5000b"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c5000b" style:text-position="0% 100%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text-position="super 58%"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text-position="0% 100%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ff" style:text-position="0% 100%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style:text-position="0% 100%"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color="#000000" style:text-position="0% 100%"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3">
      <style:paragraph-properties fo:text-align="start" style:justify-single-word="false"/>
      <style:text-properties fo:color="#000000" style:text-position="0% 100%" fo:font-size="12pt" style:text-underline-style="none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4">
      <style:paragraph-properties fo:text-align="start" style:justify-single-word="false"/>
      <style:text-properties fo:color="#000000" style:text-position="0% 100%"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5">
      <style:paragraph-properties fo:text-align="start" style:justify-single-word="false"/>
      <style:text-properties fo:color="#000000" style:text-position="0% 100%" fo:font-size="12pt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color="#000000" style:text-position="0% 100%"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fo:color="#000000" style:text-position="0% 100%" fo:font-size="12pt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0000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 Costa Soares Romain</text:p>
      <text:p text:style-name="Standard">2 allée des magnolias</text:p>
      <text:p text:style-name="Standard">Soisy sous Montmorency, 95230</text:p>
      <text:p text:style-name="Standard">Email : <text:a xlink:type="simple" xlink:href="mailto:RomainDCS@gmail.com" text:style-name="Internet_20_link" text:visited-style-name="Visited_20_Internet_20_Link">RomainDCS@gmail.com</text:a></text:p>
      <text:p text:style-name="Standard"/>
      <text:p text:style-name="P1"/>
      <text:p text:style-name="P15">Stage en Entreprise</text:p>
      <text:p text:style-name="P15"/>
      <text:p text:style-name="P15">zihgevolZHFIzabfi</text:p>
      <text:p text:style-name="P1"/>
      <text:p text:style-name="P2"><text:span text:style-name="T3">FORMATION <text:s text:c="113"/></text:span><text:s text:c="7"/></text:p>
      <text:p text:style-name="P2"/>
      <text:list xml:id="list1303523006750767979" text:style-name="L1">
        <text:list-item>
          <text:p text:style-name="P7">2016/2021 <text:span text:style-name="T1">Formation d'ingénieur à ECE Paris, XV</text:span><text:span text:style-name="T2">ème</text:span></text:p>
        </text:list-item>
      </text:list>
      <text:p text:style-name="P4"/>
      <text:list xml:id="list32775682" text:continue-numbering="true" text:style-name="L1">
        <text:list-item>
          <text:p text:style-name="P8">2015/2016 <text:span text:style-name="T1">Baccalauréat Scientifique spécialité Physique</text:span></text:p>
          <text:list>
            <text:list-item>
              <text:list>
                <text:list-item>
                  <text:list>
                    <text:list-header>
                      <text:p text:style-name="P13">Mention Bien</text:p>
                    </text:list-header>
                  </text:list>
                </text:list-item>
              </text:list>
            </text:list-item>
          </text:list>
        </text:list-item>
      </text:list>
      <text:p text:style-name="P5"/>
      <text:list xml:id="list32763230" text:continue-numbering="true" text:style-name="L1">
        <text:list-item>
          <text:p text:style-name="P8">2012/2013 <text:span text:style-name="T1">Brevet des Collèges</text:span></text:p>
        </text:list-item>
      </text:list>
      <text:p text:style-name="P5"/>
      <text:p text:style-name="P5"/>
      <text:p text:style-name="P3"><text:span text:style-name="T3">EXPÉRIENCES PROFESSIONNELLES <text:s text:c="70"/></text:span><text:s text:c="2"/></text:p>
      <text:p text:style-name="P3"/>
      <text:list xml:id="list1096349273678992839" text:style-name="L2">
        <text:list-item>
          <text:p text:style-name="P9">Décembre 2013 <text:span text:style-name="T1">Stage de découverte au sein de l'entreprise ASSURANCES &amp; CONSEILS</text:span></text:p>
        </text:list-item>
      </text:list>
      <text:p text:style-name="P3"/>
      <text:p text:style-name="P3"><text:span text:style-name="T3">COMPÉTENCES <text:s text:c="107"/></text:span><text:s text:c="6"/></text:p>
      <text:p text:style-name="P3"/>
      <text:list xml:id="list2983602492336972724" text:style-name="L3">
        <text:list-item>
          <text:p text:style-name="P10">Informatique<text:span text:style-name="T1"> Word – OpenOffice – PowerPoint - Excel – Internet – Proteus – Arduino </text:span></text:p>
        </text:list-item>
      </text:list>
      <text:p text:style-name="P5"><text:tab/><text:tab/><text:tab/> Programmation en langage C et C++</text:p>
      <text:p text:style-name="P5"/>
      <text:list xml:id="list8565957352735523691" text:style-name="L4">
        <text:list-item>
          <text:p text:style-name="P11">Langues <text:s/><text:span text:style-name="T1">Français</text:span></text:p>
        </text:list-item>
      </text:list>
      <text:p text:style-name="P5"><text:tab/><text:tab/> <text:s text:c="4"/>Anglais</text:p>
      <text:p text:style-name="P5"><text:tab/><text:tab/> <text:s text:c="4"/>Portugais</text:p>
      <text:p text:style-name="P5"><text:tab/><text:tab/> <text:s text:c="4"/>Espagnol</text:p>
      <text:p text:style-name="P5"/>
      <text:list xml:id="list527586400008448078" text:style-name="L5">
        <text:list-item>
          <text:p text:style-name="P12">2016/2017 <text:span text:style-name="T1">Chef de projet d'une équipe de 5 étudiants pour la conception et la réalisation d'un système d'éclairage intelligent.</text:span></text:p>
        </text:list-item>
        <text:list-item>
          <text:p text:style-name="P12">2016/2017<text:span text:style-name="T1"> Chef de projet d'une équipe de 3 étudiants pour la conception et la réalisation d'un jeu vidéo.</text:span></text:p>
        </text:list-item>
      </text:list>
      <text:p text:style-name="P5"/>
      <text:p text:style-name="P6">CENTRES D'INTÉRÊT <text:s text:c="97"/></text:p>
      <text:p text:style-name="P5"/>
      <text:list xml:id="list3613941134659363281" text:style-name="L6">
        <text:list-item>
          <text:p text:style-name="P14">Musique / Guitare</text:p>
          <text:p text:style-name="P14"/>
        </text:list-item>
        <text:list-item>
          <text:p text:style-name="P14">Football</text:p>
          <text:p text:style-name="P14"/>
        </text:list-item>
        <text:list-item>
          <text:p text:style-name="P14">Voyag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6M34S</meta:editing-duration>
    <meta:editing-cycles>6</meta:editing-cycles>
    <meta:generator>OpenOffice/4.1.2$Win32 OpenOffice.org_project/412m3$Build-9782</meta:generator>
    <dc:date>2018-02-15T12:57:01.67</dc:date>
    <dc:creator>Romain Romain</dc:creator>
    <meta:document-statistic meta:table-count="0" meta:image-count="0" meta:object-count="0" meta:page-count="1" meta:paragraph-count="26" meta:word-count="134" meta:character-count="1289"/>
    <meta:user-defined meta:name="Info 1"/>
    <meta:user-defined meta:name="Info 2"/>
    <meta:user-defined meta:name="Info 3"/>
    <meta:user-defined meta:name="Info 4"/>
  </office:meta>
</office:document-meta>
</file>